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922d" officeooo:paragraph-rsid="000b922d"/>
    </style:style>
    <style:style style:name="P2" style:family="paragraph" style:parent-style-name="Standard">
      <style:paragraph-properties fo:text-align="center" style:justify-single-word="false"/>
      <style:text-properties officeooo:rsid="000b922d" officeooo:paragraph-rsid="000b922d"/>
    </style:style>
    <style:style style:name="P3" style:family="paragraph" style:parent-style-name="Standard">
      <style:paragraph-properties fo:text-align="start" style:justify-single-word="false"/>
      <style:text-properties officeooo:paragraph-rsid="000b922d"/>
    </style:style>
    <style:style style:name="P4" style:family="paragraph" style:parent-style-name="Standard">
      <style:paragraph-properties fo:text-align="start" style:justify-single-word="false"/>
      <style:text-properties officeooo:paragraph-rsid="000cba38"/>
    </style:style>
    <style:style style:name="T1" style:family="text">
      <style:text-properties officeooo:rsid="000b92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fan Stukelja</text:p>
      <text:p text:style-name="P1"/>
      <text:p text:style-name="P1">CS 202</text:p>
      <text:p text:style-name="P2"/>
      <text:p text:style-name="P2">Project 1</text:p>
      <text:p text:style-name="P2"/>
      <text:p text:style-name="P3"><text:span text:style-name="T1"><text:tab/>The overall purpose of this initial project is to demonstrate an understanding of C- style strings, </text:span></text:p>
      <text:p text:style-name="P3"/>
      <text:p text:style-name="P3"><text:span text:style-name="T1">multi-dimensional arrays and file i/o. This is done through opening a text file, extracting all the </text:span></text:p>
      <text:p text:style-name="P3"/>
      <text:p text:style-name="P3"><text:span text:style-name="T1">information from it into a three dimensional array, and then printing the information into a new text </text:span></text:p>
      <text:p text:style-name="P3"/>
      <text:p text:style-name="P3"><text:span text:style-name="T1">file. I completed the assignment by creating the three dimensional array, and creating two functions for </text:span></text:p>
      <text:p text:style-name="P3"/>
      <text:p text:style-name="P3"><text:span text:style-name="T1">reading in data from the “symbols” file and printing the symbols to the console. <text:s/>There was one </text:span></text:p>
      <text:p text:style-name="P3"/>
      <text:p text:style-name="P3"><text:span text:style-name="T1">additional function that could have been made, a function to print all of the symbols into a new output </text:span></text:p>
      <text:p text:style-name="P3"/>
      <text:p text:style-name="P3"><text:span text:style-name="T1">file, although it was unnecessary so it was omitted. The most difficult part of the assignment was </text:span></text:p>
      <text:p text:style-name="P3"/>
      <text:p text:style-name="P4"><text:span text:style-name="T1">figuring out how to read in information from the “symbols” file as I am not familiar with a lot of file i/o </text:span></text:p>
      <text:p text:style-name="P4"/>
      <text:p text:style-name="P4"><text:span text:style-name="T1">and made this incredibly exhausting and time - consuming. After this hurdle was crossed however, </text:span></text:p>
      <text:p text:style-name="P3"/>
      <text:p text:style-name="P3"><text:span text:style-name="T1">the rest of the assignment was significantly easier. Given more time I suppose I would create the third </text:span></text:p>
      <text:p text:style-name="P3"/>
      <text:p text:style-name="P3"><text:span text:style-name="T1">unnecessary function and also attempt to document my code even more thoroughly then it already i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8:46:33.884841915</meta:creation-date>
    <dc:date>2015-01-26T19:05:19.720418415</dc:date>
    <meta:editing-duration>PT3M35S</meta:editing-duration>
    <meta:editing-cycles>1</meta:editing-cycles>
    <meta:document-statistic meta:table-count="0" meta:image-count="0" meta:object-count="0" meta:page-count="1" meta:paragraph-count="14" meta:word-count="195" meta:character-count="1145" meta:non-whitespace-character-count="951"/>
    <meta:generator>LibreOffice/4.2.7.2$Linux_X86_64 LibreOffice_project/420m0$Build-2</meta:generator>
  </office:meta>
</office:document-meta>
</file>